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4819d" officeooo:paragraph-rsid="0014819d"/>
    </style:style>
    <style:style style:name="P2" style:family="paragraph" style:parent-style-name="Title">
      <style:text-properties officeooo:rsid="00099f23"/>
    </style:style>
    <style:style style:name="P3" style:family="paragraph" style:parent-style-name="Heading_20_2">
      <style:text-properties fo:font-weight="bold" officeooo:rsid="0030a62f" officeooo:paragraph-rsid="0030a62f" style:font-weight-asian="bold" style:font-weight-complex="bold"/>
    </style:style>
    <style:style style:name="P4" style:family="paragraph" style:parent-style-name="Heading_20_2">
      <style:text-properties officeooo:rsid="0030a62f" officeooo:paragraph-rsid="0030a62f"/>
    </style:style>
    <style:style style:name="P5" style:family="paragraph" style:parent-style-name="Heading_20_3">
      <style:text-properties officeooo:rsid="0031e18e" officeooo:paragraph-rsid="0031e18e"/>
    </style:style>
    <style:style style:name="P6" style:family="paragraph" style:parent-style-name="Heading_20_3">
      <style:text-properties officeooo:rsid="0031fd9c" officeooo:paragraph-rsid="0031fd9c"/>
    </style:style>
    <style:style style:name="P7" style:family="paragraph" style:parent-style-name="Heading_20_1">
      <style:text-properties officeooo:rsid="0030a62f" officeooo:paragraph-rsid="0030a62f"/>
    </style:style>
    <style:style style:name="P8" style:family="paragraph" style:parent-style-name="Text_20_body">
      <style:text-properties officeooo:rsid="0030a62f" officeooo:paragraph-rsid="0030a62f"/>
    </style:style>
    <style:style style:name="P9" style:family="paragraph" style:parent-style-name="Text_20_body">
      <style:text-properties officeooo:rsid="00321728" officeooo:paragraph-rsid="00321728"/>
    </style:style>
    <style:style style:name="T1" style:family="text">
      <style:text-properties officeooo:rsid="0014819d"/>
    </style:style>
    <style:style style:name="T2" style:family="text">
      <style:text-properties officeooo:rsid="0018c620"/>
    </style:style>
    <style:style style:name="T3" style:family="text">
      <style:text-properties officeooo:rsid="0030a62f"/>
    </style:style>
    <style:style style:name="T4" style:family="text">
      <style:text-properties officeooo:rsid="0031e18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Kravspecifikation </text:span>Den Glade Piraten</text:p>
      <text:h text:style-name="P7" text:outline-level="1">Referenser</text:h>
      <text:p text:style-name="P8"><text:a xlink:type="simple" xlink:href="https://github.com/rr222cy/Uppgift-234/raw/master/Vision.odt">Vision för Den Glade Piraten</text:a></text:p>
      <text:p text:style-name="P8">Här beskrivs bakgrunden, användargrupper samt baskraven för Den Glade Piratens nya medlemssystem.</text:p>
      <text:h text:style-name="P7" text:outline-level="1">Aktörer</text:h>
      <text:h text:style-name="P3" text:outline-level="2">Primära aktörer</text:h>
      <text:h text:style-name="P5" text:outline-level="3">Sekreterare</text:h>
      <text:p text:style-name="P9"><text:span text:style-name="T4">S</text:span>kall ha tillgång till översikt av varje medlems båtplats, båt samt möjlighet till ändring av detta.</text:p>
      <text:h text:style-name="P5" text:outline-level="3">Kassör</text:h>
      <text:p text:style-name="P9"><text:span text:style-name="T4">S</text:span>kall ha tillgång till översikt av medlemsavgift för varje medlem, se betalningsstatus samt den totala kostnaden för varje medlem efter en fast och rörlig summa.</text:p>
      <text:h text:style-name="P5" text:outline-level="3">Klubbmedlem</text:h>
      <text:p text:style-name="P9"><text:span text:style-name="T4">S</text:span>kall kunna tillgå samt uppdatera information om sig själv samt båtar och båtplatser.</text:p>
      <text:h text:style-name="P4" text:outline-level="2">Stödjande aktörer</text:h>
      <text:h text:style-name="P6" text:outline-level="3"><text:span text:style-name="T1">Svenskt Båtregister</text:span></text:h>
      <text:p text:style-name="P9"><text:span text:style-name="T1">E</text:span>xtern databas för tillgång av information kring varje medlems båt.</text:p>
      <text:h text:style-name="P4" text:outline-level="2">Offstage aktörer</text:h>
      <text:p text:style-name="P1"><text:span text:style-name="T2"/></text:p>
      <text:h text:style-name="P7" text:outline-level="1">Funktionella krav</text:h>
      <text:h text:style-name="P4" text:outline-level="2">Användningsfall</text:h>
      <text:h text:style-name="P7" text:outline-level="1">Ickefunktionella krav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Times New Roman1" fo:font-family="'Times New Roman'" style:font-style-name="Fet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family="'Times New Roman'" style:font-style-name="Fet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Times New Roman1" fo:font-family="'Times New Roman'" style:font-style-name="Fet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family="'Times New Roman'" style:font-style-name="Fet" style:font-family-generic="roman" style:font-pitch="variable" fo:font-size="13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00:54:20.063000000</meta:creation-date>
    <dc:date>2013-12-17T14:05:50.653000000</dc:date>
    <meta:editing-duration>P1DT6H42S</meta:editing-duration>
    <meta:editing-cycles>38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19" meta:word-count="103" meta:character-count="738" meta:non-whitespace-character-count="654"/>
  </office:meta>
</office:document-meta>
</file>